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ringIsPolite.com SEO plan</text:p>
      <text:p text:style-name="Standard"/>
      <text:p text:style-name="Standard">I'm going to take the #1 spot on Google for “Jonathan Howard” by:</text:p>
      <text:list xml:id="list1388966263" text:style-name="L1">
        <text:list-item>
          <text:p text:style-name="P1">Measuring where I stand every Sunday night. (Regular interval &amp; I should always be home at that time)</text:p>
        </text:list-item>
        <text:list-item>
          <text:p text:style-name="P1">Refer to the site in signatures across the web</text:p>
        </text:list-item>
        <text:list-item>
          <text:p text:style-name="P1">Update my blog regularly</text:p>
        </text:list-item>
        <text:list-item>
          <text:p text:style-name="P1">Move my blog onto staringispolite.com</text:p>
        </text:list-item>
        <text:list-item>
          <text:p text:style-name="P1">Move my twitter updates onto staringispolite.com via widget</text:p>
        </text:list-item>
        <text:list-item>
          <text:p text:style-name="P1">version control on git</text:p>
        </text:list-item>
        <text:list-item>
          <text:p text:style-name="P1">wordpress for blo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than Howard</meta:initial-creator>
    <meta:creation-date>2010-01-21T18:31:39</meta:creation-date>
    <meta:document-statistic meta:table-count="0" meta:image-count="0" meta:object-count="0" meta:page-count="1" meta:paragraph-count="9" meta:word-count="75" meta:character-count="407"/>
    <dc:date>2010-01-23T23:52:23</dc:date>
    <dc:creator>Jonathan Howard</dc:creator>
    <meta:editing-duration>PT01H27M19S</meta:editing-duration>
    <meta:editing-cycles>1</meta:editing-cycles>
    <meta:generator>OpenOffice.org/3.1$Unix OpenOffice.org_project/310m19$Build-9420</meta:generator>
  </office:meta>
</office:document-meta>
</file>